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ackground-color="#b3b3b3">
        <style:background-image/>
      </style:paragraph-properties>
    </style:style>
    <style:style style:name="P2" style:family="paragraph" style:parent-style-name="Table_20_Contents">
      <style:paragraph-properties fo:background-color="#b3b3b3">
        <style:background-image/>
      </style:paragraph-properties>
    </style:style>
    <style:style style:name="P3" style:family="paragraph" style:parent-style-name="Standard">
      <style:paragraph-properties fo:margin-top="0in" fo:margin-bottom="0.1965in"/>
    </style:style>
    <style:style style:name="P4" style:family="paragraph" style:parent-style-name="Table_20_Contents">
      <style:paragraph-properties fo:background-color="#b84747">
        <style:background-image/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6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logo, repast,swarm,mason...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ETLOGO</text:p>
          </table:table-cell>
        </table:table-row>
        <table:table-row>
          <table:table-cell table:style-name="Table1.A2" office:value-type="string">
            <text:p text:style-name="Table_20_Contents">In the search of handy tools for interferometric spectral surveys :</text:p>
            <text:p text:style-name="Table_20_Contents">Prototyping with Netlogo</text:p>
            <text:p text:style-name="Table_20_Contents">Didier Despois</text:p>
            <text:p text:style-name="Table_20_Contents">despois@obs.u-bordeaux1.fr</text:p>
            <text:p text:style-name="Table_20_Contents">Data needs for ALMA - Workshop in Cologne October 2009<text:line-break/>link:http://www.astro.uni-koeln.de/projects/schilke/sites/www.astro.uni-koeln.de.projects.schilke/files/Koeln2009DDnetlogoPrototypingNEMO.pdf</text:p>
          </table:table-cell>
        </table:table-row>
        <table:table-row>
          <table:table-cell table:style-name="Table1.A15" office:value-type="string">
            <text:p text:style-name="Table_20_Contents">Prototyping oriented.</text:p>
            <text:p text:style-name="Table_20_Contents"/>
            <text:p text:style-name="Table_20_Contents">• Logo family "turtle graphics"</text:p>
            <text:p text:style-name="Table_20_Contents">– here : multiturtle (N 1 -&gt; 1e4..1e6), multibreed</text:p>
            <text:p text:style-name="Table_20_Contents">• "NetLogo was designed in the spirit of the Logo programming language to be</text:p>
            <text:p text:style-name="Table_20_Contents">"low threshold and no ceiling," "</text:p>
            <text:p text:style-name="Table_20_Contents">---------<text:line-break/>Pro and cons : I) strong points</text:p>
            <text:p text:style-name="Table_20_Contents">• Very easy user interface management</text:p>
            <text:p text:style-name="Table_20_Contents">• High-level language</text:p>
            <text:p text:style-name="Table_20_Contents">– Many powerful primitives</text:p>
            <text:p text:style-name="Table_20_Contents">– Less lines =&gt; less errors</text:p>
            <text:p text:style-name="Table_20_Contents">– Implicit power of underlying concepts (IA,Lisp,...)</text:p>
            <text:p text:style-name="Table_20_Contents">• Cf Molière's M.Jourdain, "speaking prose whithout knowing it"</text:p>
            <text:p text:style-name="Table_20_Contents">– String manipulation capabilities</text:p>
            <text:p text:style-name="Table_20_Contents">– Syntax rather close to natural language</text:p>
            <text:p text:style-name="Table_20_Contents">• Some Basic Database operations feasible (turtle = record)</text:p>
            <text:p text:style-name="Table_20_Contents">•Rather easy to introduce new kinds of data structures</text:p>
            <text:p text:style-name="Table_20_Contents">Well maintained/developped, well debugged for normal use</text:p>
            <text:p text:style-name="Table_20_Contents">Very easy to install ; requires only JVM (java virtual machine)</text:p>
            <text:p text:style-name="Table_20_Contents">active users community</text:p>
            <text:p text:style-name="Table_20_Contents">-----------<text:line-break/>Pro and cons : II) medium</text:p>
            <text:p text:style-name="Table_20_Contents">• Not typed (no real, integer, character...)</text:p>
            <text:p text:style-name="Table_20_Contents">– Easy development</text:p>
            <text:p text:style-name="Table_20_Contents">– limitations : 3 (integer) is not the character "3"</text:p>
            <text:p text:style-name="Table_20_Contents">– Some bugs are more difficult to detect</text:p>
            <text:p text:style-name="Table_20_Contents">• Limited 3D</text:p>
            <text:p text:style-name="Table_20_Contents">• Scientific calculus</text:p>
            <text:p text:style-name="Table_20_Contents">– Precision should be ok, basic set of math function</text:p>
            <text:p text:style-name="Table_20_Contents">– Limited control on output format (sci. notation,...)</text:p>
            <text:p text:style-name="Table_20_Contents">– Arrays and tables : with extension</text:p>
            <text:p text:style-name="Table_20_Contents">• No real library system</text:p>
            <text:p text:style-name="Table_20_Contents">– self-contained</text:p>
            <text:p text:style-name="Table_20_Contents">– limited extension : only by java code</text:p>
            <text:p text:style-name="Table_20_Contents"><text:soft-page-break/>– also "include" external text file with code</text:p>
            <text:p text:style-name="Table_20_Contents"/>
            <text:p text:style-name="Table_20_Contents">------------- </text:p>
            <text:p text:style-name="Table_20_Contents">Pro and cons : III) Limitations</text:p>
            <text:p text:style-name="Table_20_Contents"/>
            <text:p text:style-name="Table_20_Contents">Not a number crunching tool</text:p>
            <text:p text:style-name="Table_20_Contents">Only one interface page</text:p>
            <text:p text:style-name="Table_20_Contents">Limited ouput formatting possibilities (DIY...)</text:p>
            <text:p text:style-name="Table_20_Contents">Not array oriented</text:p>
            <text:p text:style-name="Table_20_Contents">• (recent array and table extension, however)</text:p>
            <text:p text:style-name="Table_20_Contents">– no C, Fortran, python... natural connection (only Java)</text:p>
            <text:p text:style-name="Table_20_Contents">• "shell" or "submit" extension, however</text:p>
            <text:p text:style-name="Table_20_Contents">• Also Link to Mathematica (for visualisation)</text:p>
            <text:p text:style-name="Table_20_Contents">• Conclusion : only for prototyping, I think</text:p>
            <text:p text:style-name="Table_20_Contents">------------ </text:p>
            <text:p text:style-name="Table_20_Contents"/>
            <text:p text:style-name="Table_20_Contents">• Netlogo quite convenient for quick testing of ideas</text:p>
            <text:p text:style-name="Table_20_Contents">– Molecules, sources, moxels, trees... are just various turtle breeds</text:p>
            <text:p text:style-name="Table_20_Contents">– What makes Netlogo power ? Learning-oriented, constructivism?</text:p>
            <text:p text:style-name="Table_20_Contents">-------------- 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5" office:value-type="string">
            <text:p text:style-name="P1"><text:bookmark text:name="firstHeading"/>Software reviews/NetLogo</text:p>
            <text:p text:style-name="P2"><text:line-break/>Link: http://www.wiki.ufz.de/oesa/yomo/index.php?title=Software_reviews/NetLogo</text:p>
          </table:table-cell>
        </table:table-row>
        <table:table-row>
          <table:table-cell table:style-name="Table1.A15" office:value-type="string">
            <text:list xml:id="list1220544440" text:style-name="L1">
              <text:list-item>
                <text:p text:style-name="P5">problems/questions you have solved with this language/program </text:p>
              </text:list-item>
            </text:list>
            <text:list xml:id="list497676366" text:style-name="L2">
              <text:list-item>
                <text:p text:style-name="P6">IBMs: small models, drafting submodels </text:p>
              </text:list-item>
            </text:list>
            <text:p text:style-name="P3">----------- <text:line-break/>your personal pros/cons </text:p>
            <text:list xml:id="list799720191" text:style-name="L3">
              <text:list-item>
                <text:p text:style-name="P10">Pros </text:p>
                <text:list>
                  <text:list-item>
                    <text:p text:style-name="P10">Very easy to learn </text:p>
                  </text:list-item>
                  <text:list-item>
                    <text:p text:style-name="P10">Very fast implementation of IBMs </text:p>
                  </text:list-item>
                  <text:list-item>
                    <text:p text:style-name="P10">Extensible in Java </text:p>
                  </text:list-item>
                  <text:list-item>
                    <text:p text:style-name="P10">Large community </text:p>
                  </text:list-item>
                </text:list>
              </text:list-item>
              <text:list-item>
                <text:p text:style-name="P10">Cons </text:p>
                <text:list>
                  <text:list-item>
                    <text:p text:style-name="P7">Too slow / inefficient for large projects </text:p>
                  </text:list-item>
                </text:list>
              </text:list-item>
            </text:list>
            <text:p text:style-name="Table_20_Contents">-------------- </text:p>
            <text:list xml:id="list1757536227" text:style-name="L4">
              <text:list-item>
                <text:p text:style-name="P11">debugging possibilities, from efficient to difficult: 1 </text:p>
              </text:list-item>
            </text:list>
            <text:list xml:id="list1632042864" text:style-name="L5">
              <text:list-item>
                <text:p text:style-name="P8">flexibility – how easy is integration of libraries and interfaces to other programs, from much to not much: 2 </text:p>
              </text:list-item>
            </text:list>
            <text:p text:style-name="Text_20_body">---------------- </text:p>
            <text:p text:style-name="Text_20_body">Pro: </text:p>
            <text:list xml:id="list2184267017" text:style-name="L6">
              <text:list-item>
                <text:p text:style-name="P12"><text:soft-page-break/>- very intuitive </text:p>
              </text:list-item>
              <text:list-item>
                <text:p text:style-name="P12">- lots of scripts for biological systems (e.g. Lotka-Volterra) are readily available in the model library </text:p>
              </text:list-item>
              <text:list-item>
                <text:p text:style-name="P12">- the agents are called "turtles" in the code :DD </text:p>
              </text:list-item>
              <text:list-item>
                <text:p text:style-name="P12">Con: </text:p>
              </text:list-item>
              <text:list-item>
                <text:p text:style-name="P9">- relatively limited- mostly suited for IBM's </text:p>
              </text:list-item>
            </text:list>
            <text:p text:style-name="Text_20_body">--------------------- </text:p>
            <text:p text:style-name="Text_20_body"/>
          </table:table-cell>
        </table:table-row>
        <table:table-row>
          <table:table-cell table:style-name="Table1.A15" office:value-type="string">
            <text:p text:style-name="Table_20_Contents">Myself:<text:line-break/><text:line-break/>R added to netlogo</text:p>
          </table:table-cell>
        </table:table-row>
        <table:table-row>
          <table:table-cell table:style-name="Table1.A15" office:value-type="string">
            <text:p text:style-name="P2">The Evolution of Agent-based Simulation Platforms:</text:p>
            <text:p text:style-name="P2">A Review of NetLogo 5.0 and ReLogo</text:p>
            <text:p text:style-name="P2">Steven L. Lytinen</text:p>
            <text:p text:style-name="P2">School of Computing, College of Computing and Digital Media</text:p>
            <text:p text:style-name="P2">DePaul University</text:p>
            <text:p text:style-name="P2">243 S.Wabash, Room 645</text:p>
            <text:p text:style-name="P2">Chicago, IL 60604, USA</text:p>
            <text:p text:style-name="P2">lytinen@cs.depaul.edu,(01) (312) 362 6106</text:p>
            <text:p text:style-name="P2">Steven F. Railsback</text:p>
            <text:p text:style-name="P2">Lang, Railsback &amp; Associates</text:p>
            <text:p text:style-name="P2">250 California Avenue</text:p>
            <text:p text:style-name="P2">Arcata, CA 95521, USA</text:p>
            <text:p text:style-name="P2"><text:a xlink:type="simple" xlink:href="mailto:Steve@LangRailsback.com">Steve@LangRailsback.com</text:a></text:p>
            <text:p text:style-name="P2"/>
            <text:p text:style-name="P2">link:http://condor.depaul.edu/slytinen/abm/Lytinen-Railsback-EMCSR_2012-02-17.pdf</text:p>
          </table:table-cell>
        </table:table-row>
        <table:table-row>
          <table:table-cell table:style-name="Table1.A15" office:value-type="string">
            <text:p text:style-name="Table_20_Contents">NetLogo Lacks stepwise debugger. </text:p>
            <text:p text:style-name="Table_20_Contents">ReLogo:ReLogo is the latest in a series of directions taken by the Repast project. </text:p>
            <text:p text:style-name="Table_20_Contents"/>
            <text:p text:style-name="Table_20_Contents">The main critiques of Repast we made in 2006—high complexity not</text:p>
            <text:p text:style-name="Table_20_Contents">mitigated by either strong organization or good documentation, and lack of a conceptual</text:p>
            <text:p text:style-name="Table_20_Contents">framework—still seem valid.<text:line-break/><text:line-break/>myself{Relogo = (NetLogo + Repast)/2}<text:line-break/><text:line-break/>pgPDF-10<text:line-break/><text:line-break/>NetLogo is now a powerful tool widely used in science and we recommend it strongly, especially</text:p>
            <text:p text:style-name="Table_20_Contents">for those new to modeling and programming but also for serious scientists with software</text:p>
            <text:p text:style-name="Table_20_Contents">experience. NetLogo was chosen by Railsback and Grimm (2012) as the platform for their textbook</text:p>
            <text:p text:style-name="Table_20_Contents">on scientific agent-based modeling. There are, however, some model designs that NetLogo (and</text:p>
            <text:p text:style-name="Table_20_Contents">ReLogo) is not well suited for; in our experience, such models are relatively rare.<text:line-break/><text:line-break/></text:p>
          </table:table-cell>
        </table:table-row>
        <table:table-row>
          <table:table-cell table:style-name="Table1.A15" office:value-type="string">
            <text:p text:style-name="Table_20_Contents"/>
          </table:table-cell>
        </table:table-row>
        <text:soft-page-break/>
        <table:table-row>
          <table:table-cell table:style-name="Table1.A1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4">RPAS</text:p>
          </table:table-cell>
        </table:table-row>
        <table:table-row>
          <table:table-cell table:style-name="Table1.A1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4">MASON</text:p>
          </table:table-cell>
        </table:table-row>
        <table:table-row>
          <table:table-cell table:style-name="Table1.A1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4">PANDORA</text:p>
          </table:table-cell>
        </table:table-row>
        <table:table-row>
          <table:table-cell table:style-name="Table1.A1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1:30:28</meta:creation-date>
    <dc:date>2013-03-25T23:09:18</dc:date>
    <meta:editing-duration>PT4H11M58S</meta:editing-duration>
    <meta:editing-cycles>18</meta:editing-cycles>
    <meta:generator>LibreOffice/3.4$Unix LibreOffice_project/340m1$Build-402</meta:generator>
    <meta:document-statistic meta:table-count="1" meta:image-count="0" meta:object-count="0" meta:page-count="4" meta:paragraph-count="106" meta:word-count="651" meta:character-count="4409" meta:non-whitespace-character-count="3846"/>
  </office:meta>
</office:document-meta>
</file>